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1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4.50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449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15.422cm"/>
    </style:style>
    <style:style style:name="co9" style:family="table-column">
      <style:table-column-properties fo:break-before="auto" style:column-width="15.342cm"/>
    </style:style>
    <style:style style:name="co10" style:family="table-column">
      <style:table-column-properties fo:break-before="auto" style:column-width="10.268cm"/>
    </style:style>
    <style:style style:name="co11" style:family="table-column">
      <style:table-column-properties fo:break-before="auto" style:column-width="5.11cm"/>
    </style:style>
    <style:style style:name="co12" style:family="table-column">
      <style:table-column-properties fo:break-before="auto" style:column-width="0.942cm"/>
    </style:style>
    <style:style style:name="co13" style:family="table-column">
      <style:table-column-properties fo:break-before="auto" style:column-width="18.5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color="#ff3333" fo:font-size="15pt" style:font-size-asian="15pt" style:font-size-complex="15pt"/>
    </style:style>
  </office:automatic-styles>
  <office:body>
    <office:spreadsheet>
      <table:table table:name="Munkalap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robléma + Link</text:p>
          </table:table-cell>
          <table:table-cell table:style-name="ce1" office:value-type="string">
            <text:p>Probléma</text:p>
          </table:table-cell>
          <table:table-cell table:style-name="ce1" office:value-type="string">
            <text:p>Web oldal</text:p>
          </table:table-cell>
          <table:table-cell table:style-name="ce1" office:value-type="string">
            <text:p>ref</text:p>
          </table:table-cell>
        </table:table-row>
        <table:table-row table:style-name="ro1">
          <table:table-cell table:formula="of:=&quot;&lt;a href='&quot; &amp; [.D2] &amp; &quot;'&gt;&quot; &amp; [.B2] &amp; &quot;&lt;/a&gt;&quot;" office:value-type="string" office:string-value="&lt;a href='https://cccccc3.com/dddd'&gt;prob_aaaaa3&lt;/a&gt;">
            <text:p>&lt;a href='https://cccccc3.com/dddd'&gt;prob_aaaaa3&lt;/a&gt;</text:p>
          </table:table-cell>
          <table:table-cell office:value-type="string">
            <text:p>prob_aaaaa3</text:p>
          </table:table-cell>
          <table:table-cell office:value-type="string">
            <text:p>aaaaaa3</text:p>
          </table:table-cell>
          <table:table-cell office:value-type="string">
            <text:p>https://cccccc3.com/dddd</text:p>
          </table:table-cell>
        </table:table-row>
        <table:table-row table:style-name="ro1">
          <table:table-cell table:formula="of:=&quot;&lt;a href='&quot; &amp; [.D3] &amp; &quot;'&gt;&quot; &amp; [.B3] &amp; &quot;&lt;/a&gt;&quot;" office:value-type="string" office:string-value="&lt;a href='https://cccccc4.com/dddd'&gt;prob_zzzzzzz4&lt;/a&gt;">
            <text:p>&lt;a href='https://cccccc4.com/dddd'&gt;prob_zzzzzzz4&lt;/a&gt;</text:p>
          </table:table-cell>
          <table:table-cell office:value-type="string">
            <text:p>prob_zzzzzzz4</text:p>
          </table:table-cell>
          <table:table-cell office:value-type="string">
            <text:p>zzzzzzzz4</text:p>
          </table:table-cell>
          <table:table-cell office:value-type="string">
            <text:p>https://cccccc4.com/dddd</text:p>
          </table:table-cell>
        </table:table-row>
        <table:table-row table:style-name="ro1">
          <table:table-cell table:formula="of:=&quot;&lt;a href='&quot; &amp; [.D4] &amp; &quot;'&gt;&quot; &amp; [.B4] &amp; &quot;&lt;/a&gt;&quot;" office:value-type="string" office:string-value="&lt;a href='https://cccccc2.com/dddd'&gt;prob_bbbbb2&lt;/a&gt;">
            <text:p>&lt;a href='https://cccccc2.com/dddd'&gt;prob_bbbbb2&lt;/a&gt;</text:p>
          </table:table-cell>
          <table:table-cell office:value-type="string">
            <text:p>prob_bbbbb2</text:p>
          </table:table-cell>
          <table:table-cell office:value-type="string">
            <text:p>bbbbbb2</text:p>
          </table:table-cell>
          <table:table-cell office:value-type="string">
            <text:p>https://cccccc2.com/dddd</text:p>
          </table:table-cell>
        </table:table-row>
        <table:table-row table:style-name="ro1">
          <table:table-cell table:formula="of:=&quot;&lt;a href='&quot; &amp; [.D5] &amp; &quot;'&gt;&quot; &amp; [.B5] &amp; &quot;&lt;/a&gt;&quot;" office:value-type="string" office:string-value="&lt;a href='https://cccccc5.com/dddd'&gt;prob_cccccc5&lt;/a&gt;">
            <text:p>&lt;a href='https://cccccc5.com/dddd'&gt;prob_cccccc5&lt;/a&gt;</text:p>
          </table:table-cell>
          <table:table-cell office:value-type="string">
            <text:p>prob_cccccc5</text:p>
          </table:table-cell>
          <table:table-cell office:value-type="string">
            <text:p>ccccccc5</text:p>
          </table:table-cell>
          <table:table-cell office:value-type="string">
            <text:p>https://cccccc5.com/dddd</text:p>
          </table:table-cell>
        </table:table-row>
      </table:table>
      <table:table table:name="Munkalap2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formula="of:=[Munkalap1.A1]" office:value-type="string" office:string-value="Probléma + Link">
            <text:p>Probléma + Link</text:p>
          </table:table-cell>
          <table:table-cell table:formula="of:=[Munkalap1.C1]" office:value-type="string" office:string-value="Web oldal">
            <text:p>Web oldal</text:p>
          </table:table-cell>
        </table:table-row>
        <table:table-row table:style-name="ro1">
          <table:table-cell table:formula="of:=[Munkalap1.A2]" office:value-type="string" office:string-value="&lt;a href='https://cccccc3.com/dddd'&gt;prob_aaaaa3&lt;/a&gt;">
            <text:p>&lt;a href='https://cccccc3.com/dddd'&gt;prob_aaaaa3&lt;/a&gt;</text:p>
          </table:table-cell>
          <table:table-cell table:formula="of:=[Munkalap1.C2]" office:value-type="string" office:string-value="aaaaaa3">
            <text:p>aaaaaa3</text:p>
          </table:table-cell>
        </table:table-row>
        <table:table-row table:style-name="ro1">
          <table:table-cell table:formula="of:=[Munkalap1.A3]" office:value-type="string" office:string-value="&lt;a href='https://cccccc4.com/dddd'&gt;prob_zzzzzzz4&lt;/a&gt;">
            <text:p>&lt;a href='https://cccccc4.com/dddd'&gt;prob_zzzzzzz4&lt;/a&gt;</text:p>
          </table:table-cell>
          <table:table-cell table:formula="of:=[Munkalap1.C3]" office:value-type="string" office:string-value="zzzzzzzz4">
            <text:p>zzzzzzzz4</text:p>
          </table:table-cell>
        </table:table-row>
        <table:table-row table:style-name="ro1">
          <table:table-cell table:formula="of:=[Munkalap1.A4]" office:value-type="string" office:string-value="&lt;a href='https://cccccc2.com/dddd'&gt;prob_bbbbb2&lt;/a&gt;">
            <text:p>&lt;a href='https://cccccc2.com/dddd'&gt;prob_bbbbb2&lt;/a&gt;</text:p>
          </table:table-cell>
          <table:table-cell table:formula="of:=[Munkalap1.C4]" office:value-type="string" office:string-value="bbbbbb2">
            <text:p>bbbbbb2</text:p>
          </table:table-cell>
        </table:table-row>
        <table:table-row table:style-name="ro1">
          <table:table-cell table:formula="of:=[Munkalap1.A5]" office:value-type="string" office:string-value="&lt;a href='https://cccccc5.com/dddd'&gt;prob_cccccc5&lt;/a&gt;">
            <text:p>&lt;a href='https://cccccc5.com/dddd'&gt;prob_cccccc5&lt;/a&gt;</text:p>
          </table:table-cell>
          <table:table-cell table:formula="of:=[Munkalap1.C5]" office:value-type="string" office:string-value="ccccccc5">
            <text:p>ccccccc5</text:p>
          </table:table-cell>
        </table:table-row>
        <table:table-row table:style-name="ro1">
          <table:table-cell table:formula="of:=[Munkalap1.A6]" office:value-type="float" office:value="0">
            <text:p>0</text:p>
          </table:table-cell>
          <table:table-cell table:formula="of:=[Munkalap1.C6]" office:value-type="float" office:value="0">
            <text:p>0</text:p>
          </table:table-cell>
        </table:table-row>
      </table:table>
      <table:table table:name="Munkalap3" table:style-name="ta1" table:print="false"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A „NumberFive()” makró-függvény tesztelése:</text:p>
          </table:table-cell>
          <table:table-cell table:number-columns-repeated="2"/>
        </table:table-row>
        <table:table-row table:style-name="ro2">
          <table:table-cell office:value-type="string">
            <text:p>„=numberfive()”</text:p>
          </table:table-cell>
          <table:table-cell table:style-name="ce2" office:value-type="string">
            <text:p>=</text:p>
          </table:table-cell>
          <table:table-cell table:style-name="ce3" table:formula="of:=NUMBERFIVE()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 „html_a() tesztelése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s:/aaaaa/bbbbb/ccccc.html</text:p>
          </table:table-cell>
          <table:table-cell/>
        </table:table-row>
        <table:table-row table:style-name="ro1">
          <table:table-cell/>
          <table:table-cell office:value-type="string">
            <text:p>Csupa C lap</text:p>
          </table:table-cell>
          <table:table-cell/>
        </table:table-row>
        <table:table-row table:style-name="ro1">
          <table:table-cell/>
          <table:table-cell table:formula="of:=HTML_A([.B5];[.B6])" office:value-type="string" office:string-value="&lt;a href='https:/aaaaa/bbbbb/ccccc.html'&gt;Csupa C lap&lt;/a&gt;">
            <text:p>&lt;a href='https:/aaaaa/bbbbb/ccccc.html'&gt;Csupa C lap&lt;/a&gt;</text:p>
          </table:table-cell>
          <table:table-cell/>
        </table:table-row>
      </table:table>
      <table:table table:name="Munkalap4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-Probléma</text:p>
          </table:table-cell>
          <table:table-cell table:style-name="ce1" office:value-type="string">
            <text:p>Web oldal</text:p>
          </table:table-cell>
          <table:table-cell table:style-name="ce1" office:value-type="string">
            <text:p>ref</text:p>
          </table:table-cell>
          <table:table-cell table:number-columns-repeated="2"/>
        </table:table-row>
        <table:table-row table:style-name="ro1">
          <table:table-cell office:value-type="string">
            <text:p>prob_aaaaa3</text:p>
          </table:table-cell>
          <table:table-cell office:value-type="string">
            <text:p>aaaaaa3</text:p>
          </table:table-cell>
          <table:table-cell office:value-type="string">
            <text:p>https://cccccc3.com/dddd</text:p>
          </table:table-cell>
          <table:table-cell/>
          <table:table-cell table:formula="of:=HTML_TR(HTML_TD(HTML_A([.C2];[.A2])) &amp; HTML_TD([.B2]))" office:value-type="string" office:string-value="&lt;tr&gt;&lt;td&gt;&lt;a href='https://cccccc3.com/dddd'&gt;prob_aaaaa3&lt;/a&gt;&lt;/td&gt;&lt;td&gt;aaaaaa3&lt;/td&gt;&lt;/tr&gt;">
            <text:p>&lt;tr&gt;&lt;td&gt;&lt;a href='https://cccccc3.com/dddd'&gt;prob_aaaaa3&lt;/a&gt;&lt;/td&gt;&lt;td&gt;aaaaaa3&lt;/td&gt;&lt;/tr&gt;</text:p>
          </table:table-cell>
        </table:table-row>
        <table:table-row table:style-name="ro1">
          <table:table-cell office:value-type="string">
            <text:p>prob_bbbbb2</text:p>
          </table:table-cell>
          <table:table-cell office:value-type="string">
            <text:p>bbbbbb2</text:p>
          </table:table-cell>
          <table:table-cell office:value-type="string">
            <text:p>https://cccccc2.com/dddd</text:p>
          </table:table-cell>
          <table:table-cell/>
          <table:table-cell table:formula="of:=HTML_TR(HTML_TD(HTML_A([.C3];[.A3])) &amp; HTML_TD([.B3]))" office:value-type="string" office:string-value="&lt;tr&gt;&lt;td&gt;&lt;a href='https://cccccc2.com/dddd'&gt;prob_bbbbb2&lt;/a&gt;&lt;/td&gt;&lt;td&gt;bbbbbb2&lt;/td&gt;&lt;/tr&gt;">
            <text:p>&lt;tr&gt;&lt;td&gt;&lt;a href='https://cccccc2.com/dddd'&gt;prob_bbbbb2&lt;/a&gt;&lt;/td&gt;&lt;td&gt;bbbbbb2&lt;/td&gt;&lt;/tr&gt;</text:p>
          </table:table-cell>
        </table:table-row>
        <table:table-row table:style-name="ro1">
          <table:table-cell office:value-type="string">
            <text:p>prob_cccccc5</text:p>
          </table:table-cell>
          <table:table-cell office:value-type="string">
            <text:p>ccccccc5</text:p>
          </table:table-cell>
          <table:table-cell office:value-type="string">
            <text:p>https://cccccc5.com/dddd</text:p>
          </table:table-cell>
          <table:table-cell/>
          <table:table-cell table:formula="of:=HTML_TR(HTML_TD(HTML_A([.C4];[.A4])) &amp; HTML_TD([.B4]))" office:value-type="string" office:string-value="&lt;tr&gt;&lt;td&gt;&lt;a href='https://cccccc5.com/dddd'&gt;prob_cccccc5&lt;/a&gt;&lt;/td&gt;&lt;td&gt;ccccccc5&lt;/td&gt;&lt;/tr&gt;">
            <text:p>&lt;tr&gt;&lt;td&gt;&lt;a href='https://cccccc5.com/dddd'&gt;prob_cccccc5&lt;/a&gt;&lt;/td&gt;&lt;td&gt;ccccccc5&lt;/td&gt;&lt;/tr&gt;</text:p>
          </table:table-cell>
        </table:table-row>
        <table:table-row table:style-name="ro1">
          <table:table-cell office:value-type="string">
            <text:p>prob_zzzzzzz4</text:p>
          </table:table-cell>
          <table:table-cell office:value-type="string">
            <text:p>zzzzzzzz4</text:p>
          </table:table-cell>
          <table:table-cell office:value-type="string">
            <text:p>https://cccccc4.com/dddd</text:p>
          </table:table-cell>
          <table:table-cell/>
          <table:table-cell table:formula="of:=HTML_TR(HTML_TD(HTML_A([.C5];[.A5])) &amp; HTML_TD([.B5]))" office:value-type="string" office:string-value="&lt;tr&gt;&lt;td&gt;&lt;a href='https://cccccc4.com/dddd'&gt;prob_zzzzzzz4&lt;/a&gt;&lt;/td&gt;&lt;td&gt;zzzzzzzz4&lt;/td&gt;&lt;/tr&gt;">
            <text:p>&lt;tr&gt;&lt;td&gt;&lt;a href='https://cccccc4.com/dddd'&gt;prob_zzzzzzz4&lt;/a&gt;&lt;/td&gt;&lt;td&gt;zzzzzzzz4&lt;/td&gt;&lt;/tr&gt;</text:p>
          </table:table-cell>
        </table:table-row>
      </table:table>
      <table:table table:name="Munkalap5" table:style-name="ta1" table:print="false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aaaa &lt; bbbbb c</text:p>
          </table:table-cell>
          <table:table-cell table:formula="of:=HTML_TOVALIDSTRING([.A2])" office:value-type="string" office:string-value="aaaa &amp;lt; bbbbb c">
            <text:p>aaaa &amp;lt; bbbbb c</text:p>
          </table:table-cell>
        </table:table-row>
        <table:table-row table:style-name="ro1">
          <table:table-cell office:value-type="string">
            <text:p>&lt;a&gt; c</text:p>
          </table:table-cell>
          <table:table-cell table:formula="of:=HTML_TOVALIDSTRING([.A3])" office:value-type="string" office:string-value="&amp;lt;a&amp;gt; c">
            <text:p>&amp;lt;a&amp;gt; c</text:p>
          </table:table-cell>
        </table:table-row>
        <table:table-row table:style-name="ro1">
          <table:table-cell office:value-type="string">
            <text:p>aaaaa &amp; bbbbb c</text:p>
          </table:table-cell>
          <table:table-cell table:formula="of:=HTML_TOVALIDSTRING([.A4])" office:value-type="string" office:string-value="aaaaa &amp;amp; bbbbb c">
            <text:p>aaaaa &amp;amp; bbbbb c</text:p>
          </table:table-cell>
        </table:table-row>
        <table:table-row table:style-name="ro1">
          <table:table-cell office:value-type="string">
            <text:p>aaaaa ' bbbbbb c</text:p>
          </table:table-cell>
          <table:table-cell table:formula="of:=HTML_TOVALIDSTRING([.A5])" office:value-type="string" office:string-value="aaaaa &amp;apos; bbbbbb c">
            <text:p>aaaaa &amp;apos; bbbbbb c</text:p>
          </table:table-cell>
        </table:table-row>
        <table:table-row table:style-name="ro1">
          <table:table-cell office:value-type="string">
            <text:p>aaaaa „ bbbbb c</text:p>
          </table:table-cell>
          <table:table-cell table:formula="of:=HTML_TOVALIDSTRING([.A6])" office:value-type="string" office:string-value="aaaaa „ bbbbb c">
            <text:p>aaaaa „ bbbbb c</text:p>
          </table:table-cell>
        </table:table-row>
        <table:table-row table:style-name="ro3">
          <table:table-cell office:value-type="string">
            <text:p>&lt;a href=”<text:a xlink:href="https://aaaa/bbbb/cccc.html">https://aaaa/bbbb/cccc.html</text:a>”&gt;cím&lt;/a&gt;</text:p>
          </table:table-cell>
          <table:table-cell table:formula="of:=HTML_TOVALIDSTRING([.A7])" office:value-type="string" office:string-value="&amp;lt;a href=”https://aaaa/bbbb/cccc.html”&amp;gt;cím&amp;lt;/a&amp;gt;">
            <text:p>&amp;lt;a href=”https://aaaa/bbbb/cccc.html”&amp;gt;cím&amp;lt;/a&amp;gt;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"&lt;a href='" &amp; D2 &amp; "'&gt;" &amp; B2 &amp; "&lt;/a&gt;"</text:p>
          </table:table-cell>
          <table:table-cell table:formula="of:=HTML_TOVALIDSTRING([.A11])" office:value-type="string" office:string-value="&amp;quot;&amp;lt;a href=&amp;apos;&amp;quot; &amp;amp; D2 &amp;amp; &amp;quot;&amp;apos;&amp;gt;&amp;quot; &amp;amp; B2 &amp;amp; &amp;quot;&amp;lt;/a&amp;gt;&amp;quot;">
            <text:p>&amp;quot;&amp;lt;a href=&amp;apos;&amp;quot; &amp;amp; D2 &amp;amp; &amp;quot;&amp;apos;&amp;gt;&amp;quot; &amp;amp; B2 &amp;amp; &amp;quot;&amp;lt;/a&amp;gt;&amp;quo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&lt;tr&gt;&lt;td&gt;&lt;a href='<text:a xlink:href="https://cccccc3.com/dddd">https://cccccc3.com/dddd</text:a>'&gt;prob_aaaaa3&lt;/a&gt;&lt;/td&gt;&lt;td&gt;aaaaaa3&lt;/td&gt;&lt;/tr&gt;</text:p>
          </table:table-cell>
          <table:table-cell table:formula="of:=HTML_TOVALIDSTRING([.A13])" office:value-type="string" office:string-value="&amp;lt;tr&amp;gt;&amp;lt;td&amp;gt;&amp;lt;a href=&amp;apos;https://cccccc3.com/dddd&amp;apos;&amp;gt;prob_aaaaa3&amp;lt;/a&amp;gt;&amp;lt;/td&amp;gt;&amp;lt;td&amp;gt;aaaaaa3&amp;lt;/td&amp;gt;&amp;lt;/tr&amp;gt;">
            <text:p>&amp;lt;tr&amp;gt;&amp;lt;td&amp;gt;&amp;lt;a href=&amp;apos;https://cccccc3.com/dddd&amp;apos;&amp;gt;prob_aaaaa3&amp;lt;/a&amp;gt;&amp;lt;/td&amp;gt;&amp;lt;td&amp;gt;aaaaaa3&amp;lt;/td&amp;gt;&amp;lt;/tr&amp;gt;</text:p>
          </table:table-cell>
        </table:table-row>
      </table:table>
      <table:table table:name="Munkalap6" table:style-name="ta1" table:print="false"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-Probléma</text:p>
          </table:table-cell>
          <table:table-cell table:style-name="ce1" office:value-type="string">
            <text:p>Web oldal</text:p>
          </table:table-cell>
          <table:table-cell table:style-name="ce1" office:value-type="string">
            <text:p>ref</text:p>
          </table:table-cell>
          <table:table-cell table:number-columns-repeated="2"/>
        </table:table-row>
        <table:table-row table:style-name="ro1">
          <table:table-cell office:value-type="string">
            <text:p>prob_aaaaa3 a &lt;a&gt; elem gen.</text:p>
          </table:table-cell>
          <table:table-cell office:value-type="string">
            <text:p>aaaaaa3</text:p>
          </table:table-cell>
          <table:table-cell office:value-type="string">
            <text:p>https://cccccc3.com/dddd</text:p>
          </table:table-cell>
          <table:table-cell/>
          <table:table-cell table:formula="of:=HTML_TR(HTML_TD(HTML_A([.C2];HTML_TOVALIDSTRING([.A2]))) &amp; HTML_TD([.B2]))" office:value-type="string" office:string-value="&lt;tr&gt;&lt;td&gt;&lt;a href='https://cccccc3.com/dddd'&gt;prob_aaaaa3 a &amp;lt;a&amp;gt; elem gen.&lt;/a&gt;&lt;/td&gt;&lt;td&gt;aaaaaa3&lt;/td&gt;&lt;/tr&gt;">
            <text:p>&lt;tr&gt;&lt;td&gt;&lt;a href='https://cccccc3.com/dddd'&gt;prob_aaaaa3 a &amp;lt;a&amp;gt; elem gen.&lt;/a&gt;&lt;/td&gt;&lt;td&gt;aaaaaa3&lt;/td&gt;&lt;/tr&gt;</text:p>
          </table:table-cell>
        </table:table-row>
        <table:table-row table:style-name="ro1">
          <table:table-cell office:value-type="string">
            <text:p>prob_bbbbb2</text:p>
          </table:table-cell>
          <table:table-cell office:value-type="string">
            <text:p>bbbbbb2</text:p>
          </table:table-cell>
          <table:table-cell office:value-type="string">
            <text:p>https://cccccc2.com/dddd</text:p>
          </table:table-cell>
          <table:table-cell/>
          <table:table-cell table:formula="of:=HTML_TR(HTML_TD(HTML_A([.C3];HTML_TOVALIDSTRING([.A3]))) &amp; HTML_TD([.B3]))" office:value-type="string" office:string-value="&lt;tr&gt;&lt;td&gt;&lt;a href='https://cccccc2.com/dddd'&gt;prob_bbbbb2&lt;/a&gt;&lt;/td&gt;&lt;td&gt;bbbbbb2&lt;/td&gt;&lt;/tr&gt;">
            <text:p>&lt;tr&gt;&lt;td&gt;&lt;a href='https://cccccc2.com/dddd'&gt;prob_bbbbb2&lt;/a&gt;&lt;/td&gt;&lt;td&gt;bbbbbb2&lt;/td&gt;&lt;/tr&gt;</text:p>
          </table:table-cell>
        </table:table-row>
        <table:table-row table:style-name="ro1">
          <table:table-cell office:value-type="string">
            <text:p>prob_cccccc5</text:p>
          </table:table-cell>
          <table:table-cell office:value-type="string">
            <text:p>ccccccc5</text:p>
          </table:table-cell>
          <table:table-cell office:value-type="string">
            <text:p>https://cccccc5.com/dddd</text:p>
          </table:table-cell>
          <table:table-cell/>
          <table:table-cell table:formula="of:=HTML_TR(HTML_TD(HTML_A([.C4];HTML_TOVALIDSTRING([.A4]))) &amp; HTML_TD([.B4]))" office:value-type="string" office:string-value="&lt;tr&gt;&lt;td&gt;&lt;a href='https://cccccc5.com/dddd'&gt;prob_cccccc5&lt;/a&gt;&lt;/td&gt;&lt;td&gt;ccccccc5&lt;/td&gt;&lt;/tr&gt;">
            <text:p>&lt;tr&gt;&lt;td&gt;&lt;a href='https://cccccc5.com/dddd'&gt;prob_cccccc5&lt;/a&gt;&lt;/td&gt;&lt;td&gt;ccccccc5&lt;/td&gt;&lt;/tr&gt;</text:p>
          </table:table-cell>
        </table:table-row>
        <table:table-row table:style-name="ro1">
          <table:table-cell office:value-type="string">
            <text:p>prob_zzzzzzz4</text:p>
          </table:table-cell>
          <table:table-cell office:value-type="string">
            <text:p>zzzzzzzz4</text:p>
          </table:table-cell>
          <table:table-cell office:value-type="string">
            <text:p>https://cccccc4.com/dddd</text:p>
          </table:table-cell>
          <table:table-cell/>
          <table:table-cell table:formula="of:=HTML_TR(HTML_TD(HTML_A([.C5];HTML_TOVALIDSTRING([.A5]))) &amp; HTML_TD([.B5]))" office:value-type="string" office:string-value="&lt;tr&gt;&lt;td&gt;&lt;a href='https://cccccc4.com/dddd'&gt;prob_zzzzzzz4&lt;/a&gt;&lt;/td&gt;&lt;td&gt;zzzzzzzz4&lt;/td&gt;&lt;/tr&gt;">
            <text:p>&lt;tr&gt;&lt;td&gt;&lt;a href='https://cccccc4.com/dddd'&gt;prob_zzzzzzz4&lt;/a&gt;&lt;/td&gt;&lt;td&gt;zzzzzzzz4&lt;/td&gt;&lt;/tr&gt;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>
            <text:p>rem ----------------------------</text:p>
          </table:table-cell>
          <table:table-cell table:number-columns-repeated="3"/>
          <table:table-cell table:formula="of:=HTML_TOVALIDSTRING([.A13])" office:value-type="string" office:string-value="rem ----------------------------">
            <text:p>rem ----------------------------</text:p>
          </table:table-cell>
        </table:table-row>
        <table:table-row table:style-name="ro1">
          <table:table-cell office:value-type="string">
            <text:p>rem HTML elem készítés</text:p>
          </table:table-cell>
          <table:table-cell table:number-columns-repeated="3"/>
          <table:table-cell table:formula="of:=HTML_TOVALIDSTRING([.A14])" office:value-type="string" office:string-value="rem HTML elem készítés">
            <text:p>rem HTML elem készítés</text:p>
          </table:table-cell>
        </table:table-row>
        <table:table-row table:style-name="ro1">
          <table:table-cell office:value-type="string">
            <text:p>rem ----------------------------</text:p>
          </table:table-cell>
          <table:table-cell table:number-columns-repeated="3"/>
          <table:table-cell table:formula="of:=HTML_TOVALIDSTRING([.A15])" office:value-type="string" office:string-value="rem ----------------------------">
            <text:p>rem ----------------------------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unction html_td(p_text as string) as string</text:p>
          </table:table-cell>
          <table:table-cell table:number-columns-repeated="3"/>
          <table:table-cell table:formula="of:=HTML_TOVALIDSTRING([.A17])" office:value-type="string" office:string-value="function html_td(p_text as string) as string">
            <text:p>function html_td(p_text as string) as string</text:p>
          </table:table-cell>
        </table:table-row>
        <table:table-row table:style-name="ro1">
          <table:table-cell office:value-type="string">
            <text:p><text:tab/>html_td = "&lt;td&gt;" &amp; p_text &amp; "&lt;/td&gt;"</text:p>
          </table:table-cell>
          <table:table-cell table:number-columns-repeated="3"/>
          <table:table-cell table:formula="of:=HTML_TOVALIDSTRING([.A18])" office:value-type="string" office:string-value="&#9;html_td = &amp;quot;&amp;lt;td&amp;gt;&amp;quot; &amp;amp; p_text &amp;amp; &amp;quot;&amp;lt;/td&amp;gt;&amp;quot;">
            <text:p><text:tab/>html_td = &amp;quot;&amp;lt;td&amp;gt;&amp;quot; &amp;amp; p_text &amp;amp; &amp;quot;&amp;lt;/td&amp;gt;&amp;quot;</text:p>
          </table:table-cell>
        </table:table-row>
        <table:table-row table:style-name="ro1">
          <table:table-cell office:value-type="string">
            <text:p>end function</text:p>
          </table:table-cell>
          <table:table-cell table:number-columns-repeated="3"/>
          <table:table-cell table:formula="of:=HTML_TOVALIDSTRING([.A19])" office:value-type="string" office:string-value="end function">
            <text:p>end fun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unction html_tr(p_td_elemek as String) as string</text:p>
          </table:table-cell>
          <table:table-cell table:number-columns-repeated="3"/>
          <table:table-cell table:formula="of:=HTML_TOVALIDSTRING([.A21])" office:value-type="string" office:string-value="function html_tr(p_td_elemek as String) as string">
            <text:p>function html_tr(p_td_elemek as String) as string</text:p>
          </table:table-cell>
        </table:table-row>
        <table:table-row table:style-name="ro1">
          <table:table-cell office:value-type="string">
            <text:p><text:tab/>html_tr = "&lt;tr&gt;" &amp; p_td_elemek &amp; "&lt;/tr&gt;"</text:p>
          </table:table-cell>
          <table:table-cell table:number-columns-repeated="3"/>
          <table:table-cell table:formula="of:=HTML_TOVALIDSTRING([.A22])" office:value-type="string" office:string-value="&#9;html_tr = &amp;quot;&amp;lt;tr&amp;gt;&amp;quot; &amp;amp; p_td_elemek &amp;amp; &amp;quot;&amp;lt;/tr&amp;gt;&amp;quot;">
            <text:p><text:tab/>html_tr = &amp;quot;&amp;lt;tr&amp;gt;&amp;quot; &amp;amp; p_td_elemek &amp;amp; &amp;quot;&amp;lt;/tr&amp;gt;&amp;quot;</text:p>
          </table:table-cell>
        </table:table-row>
        <table:table-row table:style-name="ro1">
          <table:table-cell office:value-type="string">
            <text:p>end function</text:p>
          </table:table-cell>
          <table:table-cell table:number-columns-repeated="3"/>
          <table:table-cell table:formula="of:=HTML_TOVALIDSTRING([.A23])" office:value-type="string" office:string-value="end function">
            <text:p>end fun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unction html_a(p_href as string, p_text as string) as string</text:p>
          </table:table-cell>
          <table:table-cell table:number-columns-repeated="3"/>
          <table:table-cell table:formula="of:=HTML_TOVALIDSTRING([.A25])" office:value-type="string" office:string-value="function html_a(p_href as string, p_text as string) as string">
            <text:p>function html_a(p_href as string, p_text as string) as string</text:p>
          </table:table-cell>
        </table:table-row>
        <table:table-row table:style-name="ro1">
          <table:table-cell office:value-type="string">
            <text:p><text:tab/>html_a="&lt;a href='" &amp; p_href &amp; "'&gt;" &amp; p_text &amp; "&lt;/a&gt;"</text:p>
          </table:table-cell>
          <table:table-cell table:number-columns-repeated="3"/>
          <table:table-cell table:formula="of:=HTML_TOVALIDSTRING([.A26])" office:value-type="string" office:string-value="&#9;html_a=&amp;quot;&amp;lt;a href=&amp;apos;&amp;quot; &amp;amp; p_href &amp;amp; &amp;quot;&amp;apos;&amp;gt;&amp;quot; &amp;amp; p_text &amp;amp; &amp;quot;&amp;lt;/a&amp;gt;&amp;quot;">
            <text:p><text:tab/>html_a=&amp;quot;&amp;lt;a href=&amp;apos;&amp;quot; &amp;amp; p_href &amp;amp; &amp;quot;&amp;apos;&amp;gt;&amp;quot; &amp;amp; p_text &amp;amp; &amp;quot;&amp;lt;/a&amp;gt;&amp;quot;</text:p>
          </table:table-cell>
        </table:table-row>
        <table:table-row table:style-name="ro1">
          <table:table-cell office:value-type="string">
            <text:p>end function</text:p>
          </table:table-cell>
          <table:table-cell table:number-columns-repeated="3"/>
          <table:table-cell table:formula="of:=HTML_TOVALIDSTRING([.A27])" office:value-type="string" office:string-value="end function">
            <text:p>end fun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unction html_tovalidstring(p_string as string) as string</text:p>
          </table:table-cell>
          <table:table-cell table:number-columns-repeated="3"/>
          <table:table-cell table:formula="of:=HTML_TOVALIDSTRING([.A29])" office:value-type="string" office:string-value="function html_tovalidstring(p_string as string) as string">
            <text:p>function html_tovalidstring(p_string as string) as string</text:p>
          </table:table-cell>
        </table:table-row>
        <table:table-row table:style-name="ro1">
          <table:table-cell office:value-type="string">
            <text:p><text:tab/>rem A "p_string"-ben lévő tiltott HTML karakterek cseréje karakter entitásokra.</text:p>
          </table:table-cell>
          <table:table-cell table:number-columns-repeated="3"/>
          <table:table-cell table:formula="of:=HTML_TOVALIDSTRING([.A30])" office:value-type="string" office:string-value="&#9;rem A &amp;quot;p_string&amp;quot;-ben lévő tiltott HTML karakterek cseréje karakter entitásokra.">
            <text:p><text:tab/>rem A &amp;quot;p_string&amp;quot;-ben lévő tiltott HTML karakterek cseréje karakter entitásokra.</text:p>
          </table:table-cell>
        </table:table-row>
        <table:table-row table:style-name="ro1">
          <table:table-cell office:value-type="string">
            <text:p><text:tab/>dim v_eredmeny as string</text:p>
          </table:table-cell>
          <table:table-cell table:number-columns-repeated="3"/>
          <table:table-cell table:formula="of:=HTML_TOVALIDSTRING([.A31])" office:value-type="string" office:string-value="&#9;dim v_eredmeny as string">
            <text:p><text:tab/>dim v_eredmeny as string</text:p>
          </table:table-cell>
        </table:table-row>
        <table:table-row table:style-name="ro1">
          <table:table-cell office:value-type="string">
            <text:p><text:tab/>rem</text:p>
          </table:table-cell>
          <table:table-cell table:number-columns-repeated="3"/>
          <table:table-cell table:formula="of:=HTML_TOVALIDSTRING([.A32])" office:value-type="string" office:string-value="&#9;rem">
            <text:p><text:tab/>rem</text:p>
          </table:table-cell>
        </table:table-row>
        <table:table-row table:style-name="ro1">
          <table:table-cell office:value-type="string">
            <text:p><text:tab/>v_eredmeny = Replace(p_string, "&amp;", "&amp;amp;")</text:p>
          </table:table-cell>
          <table:table-cell table:number-columns-repeated="3"/>
          <table:table-cell table:formula="of:=HTML_TOVALIDSTRING([.A33])" office:value-type="string" office:string-value="&#9;v_eredmeny = Replace(p_string, &amp;quot;&amp;amp;&amp;quot;, &amp;quot;&amp;amp;amp;&amp;quot;)">
            <text:p><text:tab/>v_eredmeny = Replace(p_string, &amp;quot;&amp;amp;&amp;quot;, &amp;quot;&amp;amp;amp;&amp;quot;)</text:p>
          </table:table-cell>
        </table:table-row>
        <table:table-row table:style-name="ro1">
          <table:table-cell office:value-type="string">
            <text:p><text:tab/>v_eredmeny = Replace(v_eredmeny, """", "&amp;quot;")</text:p>
          </table:table-cell>
          <table:table-cell table:number-columns-repeated="3"/>
          <table:table-cell table:formula="of:=HTML_TOVALIDSTRING([.A34])" office:value-type="string" office:string-value="&#9;v_eredmeny = Replace(v_eredmeny, &amp;quot;&amp;quot;&amp;quot;&amp;quot;, &amp;quot;&amp;amp;quot;&amp;quot;)">
            <text:p><text:tab/>v_eredmeny = Replace(v_eredmeny, &amp;quot;&amp;quot;&amp;quot;&amp;quot;, &amp;quot;&amp;amp;quot;&amp;quot;)</text:p>
          </table:table-cell>
        </table:table-row>
        <table:table-row table:style-name="ro1">
          <table:table-cell office:value-type="string">
            <text:p><text:tab/>v_eredmeny = Replace(v_eredmeny, "'", "&amp;apos;")</text:p>
          </table:table-cell>
          <table:table-cell table:number-columns-repeated="3"/>
          <table:table-cell table:formula="of:=HTML_TOVALIDSTRING([.A35])" office:value-type="string" office:string-value="&#9;v_eredmeny = Replace(v_eredmeny, &amp;quot;&amp;apos;&amp;quot;, &amp;quot;&amp;amp;apos;&amp;quot;)">
            <text:p><text:tab/>v_eredmeny = Replace(v_eredmeny, &amp;quot;&amp;apos;&amp;quot;, &amp;quot;&amp;amp;apos;&amp;quot;)</text:p>
          </table:table-cell>
        </table:table-row>
        <table:table-row table:style-name="ro1">
          <table:table-cell office:value-type="string">
            <text:p><text:tab/>rem -- v_eredmeny = Replace(v_eredmeny, "&amp;", "&amp;amp;")</text:p>
          </table:table-cell>
          <table:table-cell table:number-columns-repeated="3"/>
          <table:table-cell table:formula="of:=HTML_TOVALIDSTRING([.A36])" office:value-type="string" office:string-value="&#9;rem -- v_eredmeny = Replace(v_eredmeny, &amp;quot;&amp;amp;&amp;quot;, &amp;quot;&amp;amp;amp;&amp;quot;)">
            <text:p><text:tab/>rem -- v_eredmeny = Replace(v_eredmeny, &amp;quot;&amp;amp;&amp;quot;, &amp;quot;&amp;amp;amp;&amp;quot;)</text:p>
          </table:table-cell>
        </table:table-row>
        <table:table-row table:style-name="ro1">
          <table:table-cell office:value-type="string">
            <text:p><text:tab/>v_eredmeny = Replace(v_eredmeny, "&lt;", "&amp;lt;")</text:p>
          </table:table-cell>
          <table:table-cell table:number-columns-repeated="3"/>
          <table:table-cell table:formula="of:=HTML_TOVALIDSTRING([.A37])" office:value-type="string" office:string-value="&#9;v_eredmeny = Replace(v_eredmeny, &amp;quot;&amp;lt;&amp;quot;, &amp;quot;&amp;amp;lt;&amp;quot;)">
            <text:p><text:tab/>v_eredmeny = Replace(v_eredmeny, &amp;quot;&amp;lt;&amp;quot;, &amp;quot;&amp;amp;lt;&amp;quot;)</text:p>
          </table:table-cell>
        </table:table-row>
        <table:table-row table:style-name="ro1">
          <table:table-cell office:value-type="string">
            <text:p><text:tab/>v_eredmeny = Replace(v_eredmeny, "&gt;", "&amp;gt;")</text:p>
          </table:table-cell>
          <table:table-cell table:number-columns-repeated="3"/>
          <table:table-cell table:formula="of:=HTML_TOVALIDSTRING([.A38])" office:value-type="string" office:string-value="&#9;v_eredmeny = Replace(v_eredmeny, &amp;quot;&amp;gt;&amp;quot;, &amp;quot;&amp;amp;gt;&amp;quot;)">
            <text:p><text:tab/>v_eredmeny = Replace(v_eredmeny, &amp;quot;&amp;gt;&amp;quot;, &amp;quot;&amp;amp;gt;&amp;quot;)</text:p>
          </table:table-cell>
        </table:table-row>
        <table:table-row table:style-name="ro1">
          <table:table-cell office:value-type="string">
            <text:p><text:tab/>html_tovalidstring = v_eredmeny</text:p>
          </table:table-cell>
          <table:table-cell table:number-columns-repeated="3"/>
          <table:table-cell table:formula="of:=HTML_TOVALIDSTRING([.A39])" office:value-type="string" office:string-value="&#9;html_tovalidstring = v_eredmeny">
            <text:p><text:tab/>html_tovalidstring = v_eredmeny</text:p>
          </table:table-cell>
        </table:table-row>
        <table:table-row table:style-name="ro1">
          <table:table-cell office:value-type="string">
            <text:p>end function</text:p>
          </table:table-cell>
          <table:table-cell table:number-columns-repeated="3"/>
          <table:table-cell table:formula="of:=HTML_TOVALIDSTRING([.A40])" office:value-type="string" office:string-value="end function">
            <text:p>end function</text:p>
          </table:table-cell>
        </table:table-row>
      </table:table>
      <table:database-ranges>
        <table:database-range table:target-range-address="Munkalap4.A1:Munkalap4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2024.10.17</text:date>, <text:time>20:32:32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tván Závorszky</meta:initial-creator>
    <meta:creation-date>2024-10-06T19:33:16.87</meta:creation-date>
    <dc:date>2024-10-17T20:32:32.80</dc:date>
    <dc:creator>István Závorszky</dc:creator>
    <meta:editing-duration>PT12H24M22S</meta:editing-duration>
    <meta:editing-cycles>9</meta:editing-cycles>
    <meta:generator>OpenOffice/4.1.6$Win32 OpenOffice.org_project/416m1$Build-9790</meta:generator>
    <meta:document-statistic meta:table-count="6" meta:cell-count="144" meta:object-count="0"/>
  </office:meta>
</office:document-meta>
</file>